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5" style:family="table">
      <style:table-properties style:width="16.898cm" fo:margin-left="0.042cm" fo:margin-right="0.06cm" table:align="margins" style:writing-mode="lr-tb"/>
    </style:style>
    <style:style style:name="Taula5.A" style:family="table-column">
      <style:table-column-properties style:column-width="3.57cm" style:rel-column-width="13844*"/>
    </style:style>
    <style:style style:name="Taula5.B" style:family="table-column">
      <style:table-column-properties style:column-width="3.605cm" style:rel-column-width="13983*"/>
    </style:style>
    <style:style style:name="Taula5.C" style:family="table-column">
      <style:table-column-properties style:column-width="9.723cm" style:rel-column-width="37708*"/>
    </style:style>
    <style:style style:name="Taula5.A1" style:family="table-cell">
      <style:table-cell-properties style:vertical-align="middle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5.C1" style:family="table-cell">
      <style:table-cell-properties style:vertical-align="middle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ula5.A2" style:family="table-cell" style:data-style-name="N37">
      <style:table-cell-properties style:vertical-align="middle" fo:background-color="transparent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5.B2" style:family="table-cell">
      <style:table-cell-properties style:vertical-align="middle" fo:background-color="transparent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5.C2" style:family="table-cell">
      <style:table-cell-properties style:vertical-align="middle" fo:background-color="transparent" fo:padding-left="0.191cm" fo:padding-right="0.191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ula9" style:family="table">
      <style:table-properties style:width="16.99cm" table:align="left" style:writing-mode="lr-tb"/>
    </style:style>
    <style:style style:name="Taula9.A" style:family="table-column">
      <style:table-column-properties style:column-width="2.967cm"/>
    </style:style>
    <style:style style:name="Taula9.B" style:family="table-column">
      <style:table-column-properties style:column-width="14.023cm"/>
    </style:style>
    <style:style style:name="Taula9.A1" style:family="table-cell">
      <style:table-cell-properties fo:padding="0.097cm" fo:border="0.002cm solid #000000"/>
    </style:style>
    <style:style style:name="Taula9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ula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17" style:family="table">
      <style:table-properties style:width="16.99cm" table:align="left" style:writing-mode="lr-tb"/>
    </style:style>
    <style:style style:name="Taula17.A" style:family="table-column">
      <style:table-column-properties style:column-width="2.967cm"/>
    </style:style>
    <style:style style:name="Taula17.B" style:family="table-column">
      <style:table-column-properties style:column-width="14.023cm"/>
    </style:style>
    <style:style style:name="Taula17.A1" style:family="table-cell">
      <style:table-cell-properties fo:padding="0.097cm" fo:border="0.002cm solid #000000"/>
    </style:style>
    <style:style style:name="Taula17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ula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16" style:family="table">
      <style:table-properties style:width="16.99cm" table:align="left" style:writing-mode="lr-tb"/>
    </style:style>
    <style:style style:name="Taula16.A" style:family="table-column">
      <style:table-column-properties style:column-width="2.967cm"/>
    </style:style>
    <style:style style:name="Taula16.B" style:family="table-column">
      <style:table-column-properties style:column-width="14.023cm"/>
    </style:style>
    <style:style style:name="Taula16.A1" style:family="table-cell">
      <style:table-cell-properties fo:padding="0.097cm" fo:border="0.002cm solid #000000"/>
    </style:style>
    <style:style style:name="Taula16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ula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12" style:family="table">
      <style:table-properties style:width="16.99cm" table:align="left" style:writing-mode="lr-tb"/>
    </style:style>
    <style:style style:name="Taula12.A" style:family="table-column">
      <style:table-column-properties style:column-width="2.967cm"/>
    </style:style>
    <style:style style:name="Taula12.B" style:family="table-column">
      <style:table-column-properties style:column-width="14.023cm"/>
    </style:style>
    <style:style style:name="Taula12.A1" style:family="table-cell">
      <style:table-cell-properties fo:padding="0.097cm" fo:border="0.002cm solid #000000"/>
    </style:style>
    <style:style style:name="Taula12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ula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1" style:family="table">
      <style:table-properties style:width="16.99cm" table:align="left" style:writing-mode="lr-tb"/>
    </style:style>
    <style:style style:name="Taula1.A" style:family="table-column">
      <style:table-column-properties style:column-width="2.967cm"/>
    </style:style>
    <style:style style:name="Taula1.B" style:family="table-column">
      <style:table-column-properties style:column-width="14.023cm"/>
    </style:style>
    <style:style style:name="Taula1.A1" style:family="table-cell">
      <style:table-cell-properties fo:padding="0.097cm" fo:border="0.002cm solid #000000"/>
    </style:style>
    <style:style style:name="Taula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u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2" style:family="table">
      <style:table-properties style:width="16.99cm" table:align="left" style:writing-mode="lr-tb"/>
    </style:style>
    <style:style style:name="Taula2.A" style:family="table-column">
      <style:table-column-properties style:column-width="2.967cm"/>
    </style:style>
    <style:style style:name="Taula2.B" style:family="table-column">
      <style:table-column-properties style:column-width="14.023cm"/>
    </style:style>
    <style:style style:name="Taula2.A1" style:family="table-cell">
      <style:table-cell-properties fo:padding="0.097cm" fo:border="0.002cm solid #000000"/>
    </style:style>
    <style:style style:name="Taula2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u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3" style:family="table">
      <style:table-properties style:width="16.99cm" table:align="left" style:writing-mode="lr-tb"/>
    </style:style>
    <style:style style:name="Taula3.A" style:family="table-column">
      <style:table-column-properties style:column-width="2.967cm"/>
    </style:style>
    <style:style style:name="Taula3.B" style:family="table-column">
      <style:table-column-properties style:column-width="14.023cm"/>
    </style:style>
    <style:style style:name="Taula3.A1" style:family="table-cell">
      <style:table-cell-properties fo:padding="0.097cm" fo:border="0.002cm solid #000000"/>
    </style:style>
    <style:style style:name="Taula3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u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13" style:family="table">
      <style:table-properties style:width="16.99cm" table:align="left" style:writing-mode="lr-tb"/>
    </style:style>
    <style:style style:name="Taula13.A" style:family="table-column">
      <style:table-column-properties style:column-width="2.967cm"/>
    </style:style>
    <style:style style:name="Taula13.B" style:family="table-column">
      <style:table-column-properties style:column-width="14.023cm"/>
    </style:style>
    <style:style style:name="Taula13.A1" style:family="table-cell">
      <style:table-cell-properties fo:padding="0.097cm" fo:border="0.002cm solid #000000"/>
    </style:style>
    <style:style style:name="Taula13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ula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14" style:family="table">
      <style:table-properties style:width="16.99cm" table:align="left" style:writing-mode="lr-tb"/>
    </style:style>
    <style:style style:name="Taula14.A" style:family="table-column">
      <style:table-column-properties style:column-width="2.967cm"/>
    </style:style>
    <style:style style:name="Taula14.B" style:family="table-column">
      <style:table-column-properties style:column-width="14.023cm"/>
    </style:style>
    <style:style style:name="Taula14.A1" style:family="table-cell">
      <style:table-cell-properties fo:padding="0.097cm" fo:border="0.002cm solid #000000"/>
    </style:style>
    <style:style style:name="Taula14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ula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6" style:family="table">
      <style:table-properties style:width="16.99cm" table:align="left" style:writing-mode="lr-tb"/>
    </style:style>
    <style:style style:name="Taula6.A" style:family="table-column">
      <style:table-column-properties style:column-width="2.967cm"/>
    </style:style>
    <style:style style:name="Taula6.B" style:family="table-column">
      <style:table-column-properties style:column-width="14.023cm"/>
    </style:style>
    <style:style style:name="Taula6.A1" style:family="table-cell">
      <style:table-cell-properties fo:padding="0.097cm" fo:border="0.002cm solid #000000"/>
    </style:style>
    <style:style style:name="Taula6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ula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8" style:family="table">
      <style:table-properties style:width="16.99cm" table:align="left" style:writing-mode="lr-tb"/>
    </style:style>
    <style:style style:name="Taula8.A" style:family="table-column">
      <style:table-column-properties style:column-width="2.967cm"/>
    </style:style>
    <style:style style:name="Taula8.B" style:family="table-column">
      <style:table-column-properties style:column-width="14.023cm"/>
    </style:style>
    <style:style style:name="Taula8.A1" style:family="table-cell">
      <style:table-cell-properties fo:padding="0.097cm" fo:border="0.002cm solid #000000"/>
    </style:style>
    <style:style style:name="Taula8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ula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7" style:family="table">
      <style:table-properties style:width="16.99cm" table:align="left" style:writing-mode="lr-tb"/>
    </style:style>
    <style:style style:name="Taula7.A" style:family="table-column">
      <style:table-column-properties style:column-width="2.967cm"/>
    </style:style>
    <style:style style:name="Taula7.B" style:family="table-column">
      <style:table-column-properties style:column-width="14.023cm"/>
    </style:style>
    <style:style style:name="Taula7.A1" style:family="table-cell">
      <style:table-cell-properties fo:padding="0.097cm" fo:border="0.002cm solid #000000"/>
    </style:style>
    <style:style style:name="Taula7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ula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10" style:family="table">
      <style:table-properties style:width="16.99cm" table:align="left" style:writing-mode="lr-tb"/>
    </style:style>
    <style:style style:name="Taula10.A" style:family="table-column">
      <style:table-column-properties style:column-width="2.967cm"/>
    </style:style>
    <style:style style:name="Taula10.B" style:family="table-column">
      <style:table-column-properties style:column-width="14.023cm"/>
    </style:style>
    <style:style style:name="Taula10.A1" style:family="table-cell">
      <style:table-cell-properties fo:padding="0.097cm" fo:border="0.002cm solid #000000"/>
    </style:style>
    <style:style style:name="Taula10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ula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11" style:family="table">
      <style:table-properties style:width="16.99cm" table:align="left" style:writing-mode="lr-tb"/>
    </style:style>
    <style:style style:name="Taula11.A" style:family="table-column">
      <style:table-column-properties style:column-width="2.967cm"/>
    </style:style>
    <style:style style:name="Taula11.B" style:family="table-column">
      <style:table-column-properties style:column-width="14.023cm"/>
    </style:style>
    <style:style style:name="Taula11.A1" style:family="table-cell">
      <style:table-cell-properties fo:padding="0.097cm" fo:border="0.002cm solid #000000"/>
    </style:style>
    <style:style style:name="Taula1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ula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4" style:family="table">
      <style:table-properties style:width="16.99cm" table:align="left" style:writing-mode="lr-tb"/>
    </style:style>
    <style:style style:name="Taula4.A" style:family="table-column">
      <style:table-column-properties style:column-width="2.967cm"/>
    </style:style>
    <style:style style:name="Taula4.B" style:family="table-column">
      <style:table-column-properties style:column-width="14.023cm"/>
    </style:style>
    <style:style style:name="Taula4.A1" style:family="table-cell">
      <style:table-cell-properties fo:padding="0.097cm" fo:border="0.002cm solid #000000"/>
    </style:style>
    <style:style style:name="Taula4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u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Standard">
      <style:paragraph-properties fo:text-align="justify" style:justify-single-word="false" style:text-autospace="none"/>
      <style:text-properties style:font-name="Arial" fo:font-size="10pt" fo:language="ca" fo:country="ES" fo:background-color="#00ffff" style:font-size-asian="10pt" style:language-asian="ca" style:country-asian="ES" style:font-name-complex="Arial" style:font-size-complex="10pt" style:language-complex="ar" style:country-complex="SA" style:font-style-complex="italic"/>
    </style:style>
    <style:style style:name="P3" style:family="paragraph" style:parent-style-name="Standard">
      <style:paragraph-properties fo:margin-top="0cm" fo:margin-bottom="0.106cm" fo:text-align="center" style:justify-single-word="false" style:snap-to-layout-grid="false"/>
      <style:text-properties style:font-name="Arial" fo:font-size="10pt" fo:language="ca" fo:country="ES" fo:font-weight="bold" fo:background-color="transparent" style:font-size-asian="10pt" style:font-weight-asian="bold" style:font-name-complex="Arial" style:font-size-complex="10pt" style:language-complex="ar" style:country-complex="SA"/>
    </style:style>
    <style:style style:name="P4" style:family="paragraph" style:parent-style-name="Standard">
      <style:paragraph-properties fo:margin-top="0cm" fo:margin-bottom="0.106cm" fo:text-align="justify" style:justify-single-word="false" style:snap-to-layout-grid="false"/>
      <style:text-properties style:font-name="Arial" fo:font-size="10pt" fo:language="ca" fo:country="ES" fo:background-color="transparent" style:font-size-asian="10pt" style:font-name-complex="Arial" style:font-size-complex="10pt" style:language-complex="ar" style:country-complex="SA"/>
    </style:style>
    <style:style style:name="P5" style:family="paragraph" style:parent-style-name="Standard">
      <style:paragraph-properties fo:margin-top="0cm" fo:margin-bottom="0.106cm" style:snap-to-layout-grid="false"/>
      <style:text-properties style:font-name="Arial" fo:font-size="10pt" fo:language="ca" fo:country="ES" fo:background-color="transparent" style:font-size-asian="10pt" style:font-name-complex="Arial" style:font-size-complex="10pt" style:language-complex="ar" style:country-complex="SA"/>
    </style:style>
    <style:style style:name="P6" style:family="paragraph" style:parent-style-name="Standard">
      <style:paragraph-properties fo:margin-top="0cm" fo:margin-bottom="0.106cm" fo:text-align="justify" style:justify-single-word="false" fo:orphans="2" fo:widows="2" style:snap-to-layout-grid="false" style:writing-mode="lr-tb"/>
      <style:text-properties style:use-window-font-color="true" style:font-name="Arial" fo:font-size="10pt" fo:language="ca" fo:country="ES" fo:background-color="transparent" style:font-name-asian="Times New Roman" style:font-size-asian="10pt" style:font-name-complex="Arial" style:font-size-complex="10pt" style:language-complex="ar" style:country-complex="SA"/>
    </style:style>
    <style:style style:name="P7" style:family="paragraph" style:parent-style-name="Standard">
      <style:text-properties style:font-name="Arial" fo:font-size="10pt" style:font-size-asian="10pt" style:font-size-complex="10pt"/>
    </style:style>
    <style:style style:name="P8" style:family="paragraph" style:parent-style-name="Standard">
      <style:text-properties style:font-name="Arial" fo:font-size="10pt" fo:language="ca" fo:country="ES" fo:font-weight="bold" fo:background-color="transparent" style:font-size-asian="10pt" style:font-weight-asian="bold" style:font-name-complex="Arial" style:font-size-complex="10pt" style:font-weight-complex="bold"/>
    </style:style>
    <style:style style:name="P9" style:family="paragraph" style:parent-style-name="Standard">
      <style:text-properties style:font-name="Arial" fo:font-size="10pt" fo:language="ca" fo:country="ES" fo:font-style="normal" fo:background-color="transparent" style:font-size-asian="10pt" style:font-style-asian="normal" style:font-name-complex="Arial" style:font-size-complex="10pt" style:language-complex="ar" style:country-complex="SA" style:font-style-complex="normal"/>
    </style:style>
    <style:style style:name="P10" style:family="paragraph" style:parent-style-name="Standard">
      <style:paragraph-properties fo:margin-top="0cm" fo:margin-bottom="0.106cm" fo:text-align="justify" style:justify-single-word="false" fo:orphans="2" fo:widows="2" style:snap-to-layout-grid="false" style:writing-mode="lr-tb"/>
      <style:text-properties style:use-window-font-color="true" style:font-name="Arial" fo:font-size="10pt" fo:language="ca" fo:country="ES" fo:background-color="transparent" style:font-name-asian="Times New Roman" style:font-size-asian="10pt" style:font-name-complex="Arial" style:font-size-complex="10pt" style:language-complex="ar" style:country-complex="SA"/>
    </style:style>
    <style:style style:name="P11" style:family="paragraph" style:parent-style-name="Standard">
      <style:paragraph-properties fo:margin-top="0cm" fo:margin-bottom="0.106cm" fo:text-align="justify" style:justify-single-word="false" style:snap-to-layout-grid="false"/>
      <style:text-properties style:font-name="Arial" fo:font-size="10pt" fo:language="ca" fo:country="ES" fo:background-color="transparent" style:font-size-asian="10pt" style:font-name-complex="Arial" style:font-size-complex="10pt" style:language-complex="ar" style:country-complex="SA"/>
    </style:style>
    <style:style style:name="P12" style:family="paragraph" style:parent-style-name="Standard">
      <style:paragraph-properties fo:break-before="page"/>
      <style:text-properties style:font-name="Arial" fo:font-size="10pt" fo:language="ca" fo:country="ES" fo:font-style="normal" fo:background-color="transparent" style:font-size-asian="10pt" style:font-style-asian="normal" style:font-name-complex="Arial" style:font-size-complex="10pt" style:language-complex="ar" style:country-complex="SA" style:font-style-complex="normal"/>
    </style:style>
    <style:style style:name="P13" style:family="paragraph" style:parent-style-name="Standard">
      <style:paragraph-properties fo:margin-top="0cm" fo:margin-bottom="0cm" fo:line-height="150%">
        <style:tab-stops/>
      </style:paragraph-properties>
      <style:text-properties style:font-name="Arial" fo:font-size="10pt" fo:language="ca" fo:country="ES" fo:font-weight="bold" fo:background-color="transparent" style:font-size-asian="10pt" style:font-weight-asian="bold" style:font-name-complex="Arial" style:font-size-complex="10pt" style:font-weight-complex="bold"/>
    </style:style>
    <style:style style:name="P14" style:family="paragraph" style:parent-style-name="Normal_20__28_Web_29_">
      <style:paragraph-properties fo:margin-top="0cm" fo:margin-bottom="0cm" fo:line-height="150%" fo:text-align="center" style:justify-single-word="false">
        <style:tab-stops/>
      </style:paragraph-properties>
      <style:text-properties style:font-name="Arial" fo:font-size="10pt" fo:language="ca" fo:country="ES" fo:font-weight="bold" fo:background-color="transparent" style:font-size-asian="10pt" style:font-weight-asian="bold" style:font-name-complex="Arial" style:font-size-complex="10pt" style:font-weight-complex="bold"/>
    </style:style>
    <style:style style:name="P15" style:family="paragraph" style:parent-style-name="Normal_20__28_Web_29_">
      <style:paragraph-properties fo:margin-top="0cm" fo:margin-bottom="0cm" fo:line-height="150%">
        <style:tab-stops/>
      </style:paragraph-properties>
      <style:text-properties style:font-name="Arial" fo:font-size="10pt" fo:language="ca" fo:country="ES" fo:font-weight="bold" fo:background-color="transparent" style:font-size-asian="10pt" style:font-weight-asian="bold" style:font-name-complex="Arial" style:font-size-complex="10pt" style:font-weight-complex="bold"/>
    </style:style>
    <style:style style:name="P16" style:family="paragraph" style:parent-style-name="Normal_20__28_Web_29_">
      <style:paragraph-properties fo:margin-left="0cm" fo:margin-right="0cm" fo:margin-top="0cm" fo:margin-bottom="0cm" fo:line-height="150%" fo:text-indent="0cm" style:auto-text-indent="false">
        <style:tab-stops/>
      </style:paragraph-properties>
      <style:text-properties style:font-name="Arial" fo:font-size="10pt" fo:language="ca" fo:country="ES" fo:font-weight="bold" fo:background-color="transparent" style:font-size-asian="10pt" style:font-weight-asian="bold" style:font-name-complex="Arial" style:font-size-complex="10pt" style:font-weight-complex="bold"/>
    </style:style>
    <style:style style:name="P17" style:family="paragraph" style:parent-style-name="Normal_20__28_Web_29_" style:list-style-name="L1">
      <style:paragraph-properties fo:margin-left="0cm" fo:margin-right="0cm" fo:margin-top="0cm" fo:margin-bottom="0cm" fo:line-height="150%" fo:text-indent="0cm" style:auto-text-indent="false">
        <style:tab-stops/>
      </style:paragraph-properties>
      <style:text-properties style:font-name="Arial" fo:font-size="10pt" fo:language="ca" fo:country="ES" fo:font-weight="bold" fo:background-color="transparent" style:font-size-asian="10pt" style:font-weight-asian="bold" style:font-name-complex="Arial" style:font-size-complex="10pt" style:font-weight-complex="bold"/>
    </style:style>
    <style:style style:name="P18" style:family="paragraph" style:parent-style-name="Normal_20__28_Web_29_" style:list-style-name="L5">
      <style:paragraph-properties fo:margin-left="0cm" fo:margin-right="0cm" fo:margin-top="0cm" fo:margin-bottom="0cm" fo:line-height="150%" fo:text-indent="0cm" style:auto-text-indent="false">
        <style:tab-stops/>
      </style:paragraph-properties>
      <style:text-properties style:font-name="Arial" fo:font-size="10pt" fo:language="ca" fo:country="ES" fo:font-weight="bold" fo:background-color="transparent" style:font-size-asian="10pt" style:font-weight-asian="bold" style:font-name-complex="Arial" style:font-size-complex="10pt" style:font-weight-complex="bold"/>
    </style:style>
    <style:style style:name="P19" style:family="paragraph" style:parent-style-name="Normal_20__28_Web_29_">
      <style:paragraph-properties fo:margin-left="1.251cm" fo:margin-right="0cm" fo:margin-top="0cm" fo:margin-bottom="0cm" fo:line-height="150%" fo:text-indent="0cm" style:auto-text-indent="false">
        <style:tab-stops/>
      </style:paragraph-properties>
      <style:text-properties style:font-name="Arial" fo:font-size="10pt" fo:language="ca" fo:country="ES" fo:font-weight="bold" fo:background-color="transparent" style:font-size-asian="10pt" style:font-weight-asian="bold" style:font-name-complex="Arial" style:font-size-complex="10pt" style:font-weight-complex="bold"/>
    </style:style>
    <style:style style:name="P20" style:family="paragraph" style:parent-style-name="Normal_20__28_Web_29_">
      <style:paragraph-properties fo:margin-left="1.251cm" fo:margin-right="0cm" fo:margin-top="0cm" fo:margin-bottom="0cm" fo:line-height="150%" fo:text-align="justify" style:justify-single-word="false" fo:text-indent="0cm" style:auto-text-indent="false">
        <style:tab-stops/>
      </style:paragraph-properties>
      <style:text-properties style:font-name="Arial" fo:font-size="10pt" fo:language="ca" fo:country="ES" fo:font-weight="bold" fo:background-color="transparent" style:font-size-asian="10pt" style:font-weight-asian="bold" style:font-name-complex="Arial" style:font-size-complex="10pt" style:font-weight-complex="bold"/>
    </style:style>
    <style:style style:name="P21" style:family="paragraph" style:parent-style-name="Normal_20__28_Web_29_" style:list-style-name="L1">
      <style:paragraph-properties fo:margin-left="2.501cm" fo:margin-right="0cm" fo:margin-top="0cm" fo:margin-bottom="0cm" fo:line-height="150%" fo:text-align="justify" style:justify-single-word="false" fo:text-indent="-0.635cm" style:auto-text-indent="false">
        <style:tab-stops/>
      </style:paragraph-properties>
      <style:text-properties style:font-name="Arial" fo:font-size="10pt" fo:language="ca" fo:country="ES" fo:font-weight="bold" fo:background-color="transparent" style:font-size-asian="10pt" style:font-weight-asian="bold" style:font-name-complex="Arial" style:font-size-complex="10pt" style:font-weight-complex="bold"/>
    </style:style>
    <style:style style:name="P22" style:family="paragraph" style:parent-style-name="Normal_20__28_Web_29_" style:list-style-name="L5">
      <style:paragraph-properties fo:margin-left="2.501cm" fo:margin-right="0cm" fo:margin-top="0cm" fo:margin-bottom="0cm" fo:line-height="150%" fo:text-align="justify" style:justify-single-word="false" fo:text-indent="-0.635cm" style:auto-text-indent="false">
        <style:tab-stops/>
      </style:paragraph-properties>
      <style:text-properties style:font-name="Arial" fo:font-size="10pt" fo:language="ca" fo:country="ES" fo:font-weight="bold" fo:background-color="transparent" style:font-size-asian="10pt" style:font-weight-asian="bold" style:font-name-complex="Arial" style:font-size-complex="10pt" style:font-weight-complex="bold"/>
    </style:style>
    <style:style style:name="P23" style:family="paragraph" style:parent-style-name="Normal_20__28_Web_29_" style:list-style-name="L7">
      <style:paragraph-properties fo:margin-left="2.501cm" fo:margin-right="0cm" fo:margin-top="0cm" fo:margin-bottom="0cm" fo:line-height="150%" fo:text-align="justify" style:justify-single-word="false" fo:text-indent="-0.635cm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24" style:family="paragraph" style:parent-style-name="Normal_20__28_Web_29_" style:list-style-name="L1">
      <style:paragraph-properties fo:margin-left="2.501cm" fo:margin-right="0cm" fo:margin-top="0cm" fo:margin-bottom="0cm" fo:line-height="150%" fo:text-align="justify" style:justify-single-word="false" fo:text-indent="-0.635cm" style:auto-text-indent="false">
        <style:tab-stops/>
      </style:paragraph-properties>
    </style:style>
    <style:style style:name="P25" style:family="paragraph" style:parent-style-name="Normal_20__28_Web_29_" style:list-style-name="L1">
      <style:paragraph-properties fo:margin-left="3.752cm" fo:margin-right="0cm" fo:margin-top="0cm" fo:margin-bottom="0cm" fo:line-height="150%" fo:text-align="justify" style:justify-single-word="false" fo:text-indent="-0.635cm" style:auto-text-indent="false">
        <style:tab-stops/>
      </style:paragraph-properties>
      <style:text-properties style:font-name="Arial" fo:font-size="10pt" fo:language="ca" fo:country="ES" fo:font-weight="bold" fo:background-color="transparent" style:font-size-asian="10pt" style:font-weight-asian="bold" style:font-name-complex="Arial" style:font-size-complex="10pt" style:font-weight-complex="bold"/>
    </style:style>
    <style:style style:name="P26" style:family="paragraph" style:parent-style-name="Normal_20__28_Web_29_" style:list-style-name="L1">
      <style:paragraph-properties fo:margin-left="3.752cm" fo:margin-right="0cm" fo:margin-top="0cm" fo:margin-bottom="0cm" fo:line-height="150%" fo:text-align="justify" style:justify-single-word="false" fo:text-indent="-0.635cm" style:auto-text-indent="false">
        <style:tab-stops/>
      </style:paragraph-properties>
    </style:style>
    <style:style style:name="P27" style:family="paragraph" style:parent-style-name="Normal_20__28_Web_29_" style:list-style-name="L1">
      <style:paragraph-properties fo:margin-left="5.002cm" fo:margin-right="0cm" fo:margin-top="0cm" fo:margin-bottom="0cm" fo:line-height="150%" fo:text-align="justify" style:justify-single-word="false" fo:text-indent="-0.635cm" style:auto-text-indent="false">
        <style:tab-stops/>
      </style:paragraph-properties>
    </style:style>
    <style:style style:name="P28" style:family="paragraph" style:parent-style-name="Normal_20__28_Web_29_" style:list-style-name="L1">
      <style:paragraph-properties fo:margin-left="5.002cm" fo:margin-right="0cm" fo:margin-top="0cm" fo:margin-bottom="0cm" fo:line-height="150%" fo:text-align="justify" style:justify-single-word="false" fo:text-indent="-0.635cm" style:auto-text-indent="false">
        <style:tab-stops/>
      </style:paragraph-properties>
      <style:text-properties style:font-name="Arial" fo:font-size="10pt" fo:language="ca" fo:country="ES" fo:font-weight="bold" fo:background-color="transparent" style:font-size-asian="10pt" style:font-weight-asian="bold" style:font-name-complex="Arial" style:font-size-complex="10pt" style:font-weight-complex="bold"/>
    </style:style>
    <style:style style:name="P29" style:family="paragraph" style:parent-style-name="Normal_20__28_Web_29_" style:list-style-name="L1">
      <style:paragraph-properties fo:margin-left="5.002cm" fo:margin-right="0cm" fo:margin-top="0cm" fo:margin-bottom="0cm" fo:line-height="150%" fo:text-align="justify" style:justify-single-word="false" fo:text-indent="-0.635cm" style:auto-text-indent="false">
        <style:tab-stops/>
      </style:paragraph-properties>
      <style:text-properties style:font-name="Arial" fo:font-size="10pt" fo:language="ca" fo:country="ES" fo:font-style="italic" fo:font-weight="normal" fo:background-color="transparent" style:font-size-asian="10pt" style:font-style-asian="italic" style:font-weight-asian="normal" style:font-name-complex="Arial" style:font-size-complex="10pt" style:font-style-complex="italic" style:font-weight-complex="normal"/>
    </style:style>
    <style:style style:name="P30" style:family="paragraph" style:parent-style-name="Normal_20__28_Web_29_" style:list-style-name="L6">
      <style:paragraph-properties fo:margin-left="5.002cm" fo:margin-right="0cm" fo:margin-top="0cm" fo:margin-bottom="0cm" fo:line-height="150%" fo:text-align="justify" style:justify-single-word="false" fo:text-indent="-0.635cm" style:auto-text-indent="false">
        <style:tab-stops/>
      </style:paragraph-properties>
      <style:text-properties style:font-name="Arial" fo:font-size="10pt" fo:language="ca" fo:country="ES" fo:font-weight="normal" fo:background-color="transparent" style:font-size-asian="10pt" style:font-weight-asian="normal" style:font-name-complex="Arial" style:font-size-complex="10pt" style:font-weight-complex="normal"/>
    </style:style>
    <style:style style:name="P31" style:family="paragraph" style:parent-style-name="Heading_20_2">
      <style:paragraph-properties fo:break-before="pag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Arial" fo:font-size="10pt" fo:language="ca" fo:country="ES" fo:font-weight="bold" fo:background-color="transparent" style:font-size-asian="10pt" style:font-weight-asian="bold" style:font-name-complex="Arial" style:font-size-complex="10pt" style:font-weight-complex="bold"/>
    </style:style>
    <style:style style:name="T3" style:family="text">
      <style:text-properties style:font-name="Arial" fo:font-size="10pt" fo:language="ca" fo:country="ES" fo:font-weight="normal" fo:background-color="transparent" style:font-size-asian="10pt" style:font-weight-asian="normal" style:font-name-complex="Arial" style:font-size-complex="10pt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Header">Apartat A – Taula de requisits</text:p>
      <text:h text:style-name="Heading_20_2" text:outline-level="2">Requisits funcionals</text:h>
      <table:table table:name="Taula9" table:style-name="Taula9">
        <table:table-column table:style-name="Taula9.A"/>
        <table:table-column table:style-name="Taula9.B"/>
        <table:table-row>
          <table:table-cell table:style-name="Taula9.A1" table:number-columns-spanned="2" office:value-type="string">
            <text:list xml:id="list43450421" text:style-name="L1">
              <text:list-header>
                <text:p text:style-name="P17">Gestió d'autenticació</text:p>
              </text:list-header>
            </text:list>
          </table:table-cell>
          <table:covered-table-cell/>
        </table:table-row>
        <table:table-row>
          <table:table-cell table:style-name="Taula9.A2" office:value-type="string">
            <text:p text:style-name="P7">Estat</text:p>
          </table:table-cell>
          <table:table-cell table:style-name="Taula9.B2" office:value-type="string">
            <text:p text:style-name="P7">Proposat</text:p>
          </table:table-cell>
        </table:table-row>
        <table:table-row>
          <table:table-cell table:style-name="Taula9.A2" office:value-type="string">
            <text:p text:style-name="P7">Prioritat</text:p>
          </table:table-cell>
          <table:table-cell table:style-name="Taula9.B2" office:value-type="string">
            <text:p text:style-name="P7">Crític</text:p>
          </table:table-cell>
        </table:table-row>
        <table:table-row>
          <table:table-cell table:style-name="Taula9.A2" office:value-type="string">
            <text:p text:style-name="P7">Descripció</text:p>
          </table:table-cell>
          <table:table-cell table:style-name="Taula9.B2" office:value-type="string">
            <text:p text:style-name="P7">El sistema requerirà que els clients s'identifiquin per utilitzar l'aplicació.</text:p>
          </table:table-cell>
        </table:table-row>
      </table:table>
      <text:p text:style-name="P7"/>
      <table:table table:name="Taula17" table:style-name="Taula17">
        <table:table-column table:style-name="Taula17.A"/>
        <table:table-column table:style-name="Taula17.B"/>
        <table:table-row>
          <table:table-cell table:style-name="Taula17.A1" table:number-columns-spanned="2" office:value-type="string">
            <text:p text:style-name="P16">Gestió de comunicació del servidor central</text:p>
          </table:table-cell>
          <table:covered-table-cell/>
        </table:table-row>
        <table:table-row>
          <table:table-cell table:style-name="Taula17.A2" office:value-type="string">
            <text:p text:style-name="P7">Estat</text:p>
          </table:table-cell>
          <table:table-cell table:style-name="Taula17.B2" office:value-type="string">
            <text:p text:style-name="P7">Proposat</text:p>
          </table:table-cell>
        </table:table-row>
        <table:table-row>
          <table:table-cell table:style-name="Taula17.A2" office:value-type="string">
            <text:p text:style-name="P7">Prioritat</text:p>
          </table:table-cell>
          <table:table-cell table:style-name="Taula17.B2" office:value-type="string">
            <text:p text:style-name="P7">Crític</text:p>
          </table:table-cell>
        </table:table-row>
        <table:table-row>
          <table:table-cell table:style-name="Taula17.A2" office:value-type="string">
            <text:p text:style-name="P7">Descripció</text:p>
          </table:table-cell>
          <table:table-cell table:style-name="Taula17.B2" office:value-type="string">
            <text:p text:style-name="P7">El sistema haurà de permetre comunicar els clients quan escullin una sala.</text:p>
          </table:table-cell>
        </table:table-row>
      </table:table>
      <text:p text:style-name="P7"/>
      <table:table table:name="Taula16" table:style-name="Taula16">
        <table:table-column table:style-name="Taula16.A"/>
        <table:table-column table:style-name="Taula16.B"/>
        <table:table-row>
          <table:table-cell table:style-name="Taula16.A1" table:number-columns-spanned="2" office:value-type="string">
            <text:list xml:id="list43478469" text:continue-numbering="true" text:style-name="L1">
              <text:list-item>
                <text:list>
                  <text:list-header>
                    <text:p text:style-name="P17">Monitorització general</text:p>
                  </text:list-header>
                </text:list>
              </text:list-item>
            </text:list>
          </table:table-cell>
          <table:covered-table-cell/>
        </table:table-row>
        <table:table-row>
          <table:table-cell table:style-name="Taula16.A2" office:value-type="string">
            <text:p text:style-name="P7">Estat</text:p>
          </table:table-cell>
          <table:table-cell table:style-name="Taula16.B2" office:value-type="string">
            <text:p text:style-name="P7">Proposat</text:p>
          </table:table-cell>
        </table:table-row>
        <table:table-row>
          <table:table-cell table:style-name="Taula16.A2" office:value-type="string">
            <text:p text:style-name="P7">Prioritat</text:p>
          </table:table-cell>
          <table:table-cell table:style-name="Taula16.B2" office:value-type="string">
            <text:p text:style-name="P7">Crític</text:p>
          </table:table-cell>
        </table:table-row>
        <table:table-row>
          <table:table-cell table:style-name="Taula16.A2" office:value-type="string">
            <text:p text:style-name="P7">Descripció</text:p>
          </table:table-cell>
          <table:table-cell table:style-name="Taula16.B2" office:value-type="string">
            <text:p text:style-name="P7">El sistema haurà de permetre portar un seguiment en temps real dels usuaris. Es a dir, proporcionar una llista dels usuaris d'una sala.</text:p>
          </table:table-cell>
        </table:table-row>
      </table:table>
      <text:p text:style-name="P7"/>
      <table:table table:name="Taula12" table:style-name="Taula12">
        <table:table-column table:style-name="Taula12.A"/>
        <table:table-column table:style-name="Taula12.B"/>
        <table:table-row>
          <table:table-cell table:style-name="Taula12.A1" table:number-columns-spanned="2" office:value-type="string">
            <text:list xml:id="list43479267" text:continue-numbering="true" text:style-name="L1">
              <text:list-item>
                <text:list>
                  <text:list-header>
                    <text:p text:style-name="P17">Monitorització d'esdeveniments</text:p>
                  </text:list-header>
                </text:list>
              </text:list-item>
            </text:list>
          </table:table-cell>
          <table:covered-table-cell/>
        </table:table-row>
        <table:table-row>
          <table:table-cell table:style-name="Taula12.A2" office:value-type="string">
            <text:p text:style-name="P7">Estat</text:p>
          </table:table-cell>
          <table:table-cell table:style-name="Taula12.B2" office:value-type="string">
            <text:p text:style-name="P7">Proposat</text:p>
          </table:table-cell>
        </table:table-row>
        <table:table-row>
          <table:table-cell table:style-name="Taula12.A2" office:value-type="string">
            <text:p text:style-name="P7">Prioritat</text:p>
          </table:table-cell>
          <table:table-cell table:style-name="Taula12.B2" office:value-type="string">
            <text:p text:style-name="P7">Important</text:p>
          </table:table-cell>
        </table:table-row>
        <table:table-row>
          <table:table-cell table:style-name="Taula12.A2" office:value-type="string">
            <text:p text:style-name="P7">Descripció</text:p>
          </table:table-cell>
          <table:table-cell table:style-name="Taula12.B2" office:value-type="string">
            <text:p text:style-name="P7">Es crearan les funcions necessàries per monitoritzar els events del sistema servidor i crear un fitxer de log.</text:p>
          </table:table-cell>
        </table:table-row>
      </table:table>
      <text:p text:style-name="P7"/>
      <table:table table:name="Taula1" table:style-name="Taula1">
        <table:table-column table:style-name="Taula1.A"/>
        <table:table-column table:style-name="Taula1.B"/>
        <table:table-row>
          <table:table-cell table:style-name="Taula1.A1" table:number-columns-spanned="2" office:value-type="string">
            <text:p text:style-name="P8">Administració general</text:p>
          </table:table-cell>
          <table:covered-table-cell/>
        </table:table-row>
        <table:table-row>
          <table:table-cell table:style-name="Taula1.A2" office:value-type="string">
            <text:p text:style-name="P7">Estat</text:p>
          </table:table-cell>
          <table:table-cell table:style-name="Taula1.B2" office:value-type="string">
            <text:p text:style-name="P7">Proposat</text:p>
          </table:table-cell>
        </table:table-row>
        <table:table-row>
          <table:table-cell table:style-name="Taula1.A2" office:value-type="string">
            <text:p text:style-name="P7">Prioritat</text:p>
          </table:table-cell>
          <table:table-cell table:style-name="Taula1.B2" office:value-type="string">
            <text:p text:style-name="P7">Crític</text:p>
          </table:table-cell>
        </table:table-row>
        <table:table-row>
          <table:table-cell table:style-name="Taula1.A2" office:value-type="string">
            <text:p text:style-name="P7">Descripció</text:p>
          </table:table-cell>
          <table:table-cell table:style-name="Taula1.B2" office:value-type="string">
            <text:p text:style-name="P7">El sistema proveïrà una forma d'administrar les sales i controlar els usuaris en temps real. Es a dir, hi haurà usuaris moderadors.</text:p>
          </table:table-cell>
        </table:table-row>
      </table:table>
      <text:p text:style-name="P7"/>
      <table:table table:name="Taula2" table:style-name="Taula2">
        <table:table-column table:style-name="Taula2.A"/>
        <table:table-column table:style-name="Taula2.B"/>
        <table:table-row>
          <table:table-cell table:style-name="Taula2.A1" table:number-columns-spanned="2" office:value-type="string">
            <text:list xml:id="list43469475" text:continue-numbering="true" text:style-name="L1">
              <text:list-header>
                <text:p text:style-name="P17">Gestió de clients</text:p>
              </text:list-header>
            </text:list>
          </table:table-cell>
          <table:covered-table-cell/>
        </table:table-row>
        <table:table-row>
          <table:table-cell table:style-name="Taula2.A2" office:value-type="string">
            <text:p text:style-name="P7">Estat</text:p>
          </table:table-cell>
          <table:table-cell table:style-name="Taula2.B2" office:value-type="string">
            <text:p text:style-name="P7">Proposat</text:p>
          </table:table-cell>
        </table:table-row>
        <table:table-row>
          <table:table-cell table:style-name="Taula2.A2" office:value-type="string">
            <text:p text:style-name="P7">Prioritat</text:p>
          </table:table-cell>
          <table:table-cell table:style-name="Taula2.B2" office:value-type="string">
            <text:p text:style-name="P7">Crític</text:p>
          </table:table-cell>
        </table:table-row>
        <table:table-row>
          <table:table-cell table:style-name="Taula2.A2" office:value-type="string">
            <text:p text:style-name="P7">Descripció</text:p>
          </table:table-cell>
          <table:table-cell table:style-name="Taula2.B2" office:value-type="string">
            <text:p text:style-name="P7">Els usuaris podran utilizar l'aplicació a través d'un client web i un client per a dispositius mòbils.</text:p>
          </table:table-cell>
        </table:table-row>
      </table:table>
      <text:p text:style-name="P7"/>
      <table:table table:name="Taula3" table:style-name="Taula3">
        <table:table-column table:style-name="Taula3.A"/>
        <table:table-column table:style-name="Taula3.B"/>
        <table:table-row>
          <table:table-cell table:style-name="Taula3.A1" table:number-columns-spanned="2" office:value-type="string">
            <text:p text:style-name="P16">Administració des de client web</text:p>
          </table:table-cell>
          <table:covered-table-cell/>
        </table:table-row>
        <table:table-row>
          <table:table-cell table:style-name="Taula3.A2" office:value-type="string">
            <text:p text:style-name="P7">Estat</text:p>
          </table:table-cell>
          <table:table-cell table:style-name="Taula3.B2" office:value-type="string">
            <text:p text:style-name="P7">Proposat</text:p>
          </table:table-cell>
        </table:table-row>
        <table:table-row>
          <table:table-cell table:style-name="Taula3.A2" office:value-type="string">
            <text:p text:style-name="P7">Prioritat</text:p>
          </table:table-cell>
          <table:table-cell table:style-name="Taula3.B2" office:value-type="string">
            <text:p text:style-name="P7">Crític</text:p>
          </table:table-cell>
        </table:table-row>
        <table:table-row>
          <table:table-cell table:style-name="Taula3.A2" office:value-type="string">
            <text:p text:style-name="P7">Descripció</text:p>
          </table:table-cell>
          <table:table-cell table:style-name="Taula3.B2" office:value-type="string">
            <text:p text:style-name="P7">Es proveïrà al client web d'un mòdul d'administració per a usuaris moderadors.</text:p>
          </table:table-cell>
        </table:table-row>
      </table:table>
      <text:p text:style-name="P7"/>
      <table:table table:name="Taula13" table:style-name="Taula13">
        <table:table-column table:style-name="Taula13.A"/>
        <table:table-column table:style-name="Taula13.B"/>
        <table:table-row>
          <table:table-cell table:style-name="Taula13.A1" table:number-columns-spanned="2" office:value-type="string">
            <text:list xml:id="list43491470" text:continue-numbering="true" text:style-name="L1">
              <text:list-header>
                <text:p text:style-name="P17">Gestió del Portal Web</text:p>
              </text:list-header>
            </text:list>
          </table:table-cell>
          <table:covered-table-cell/>
        </table:table-row>
        <table:table-row>
          <table:table-cell table:style-name="Taula13.A2" office:value-type="string">
            <text:p text:style-name="P7">Estat</text:p>
          </table:table-cell>
          <table:table-cell table:style-name="Taula13.B2" office:value-type="string">
            <text:p text:style-name="P7">Proposat</text:p>
          </table:table-cell>
        </table:table-row>
        <text:soft-page-break/>
        <table:table-row>
          <table:table-cell table:style-name="Taula13.A2" office:value-type="string">
            <text:p text:style-name="P7">Prioritat</text:p>
          </table:table-cell>
          <table:table-cell table:style-name="Taula13.B2" office:value-type="string">
            <text:p text:style-name="P7">Important</text:p>
          </table:table-cell>
        </table:table-row>
        <table:table-row>
          <table:table-cell table:style-name="Taula13.A2" office:value-type="string">
            <text:p text:style-name="P7">Descripció</text:p>
          </table:table-cell>
          <table:table-cell table:style-name="Taula13.B2" office:value-type="string">
            <text:p text:style-name="P7">Es comptarà amb un portal web on els usuaris trobaran informació i documentació sobre com utilitzar l'aplicació.</text:p>
          </table:table-cell>
        </table:table-row>
      </table:table>
      <text:p text:style-name="P7"/>
      <table:table table:name="Taula14" table:style-name="Taula14">
        <table:table-column table:style-name="Taula14.A"/>
        <table:table-column table:style-name="Taula14.B"/>
        <table:table-row>
          <table:table-cell table:style-name="Taula14.A1" table:number-columns-spanned="2" office:value-type="string">
            <text:list xml:id="list43487243" text:continue-numbering="true" text:style-name="L1">
              <text:list-item>
                <text:list>
                  <text:list-header>
                    <text:p text:style-name="P17">Administració del Portal Web</text:p>
                  </text:list-header>
                </text:list>
              </text:list-item>
            </text:list>
          </table:table-cell>
          <table:covered-table-cell/>
        </table:table-row>
        <table:table-row>
          <table:table-cell table:style-name="Taula14.A2" office:value-type="string">
            <text:p text:style-name="P7">Estat</text:p>
          </table:table-cell>
          <table:table-cell table:style-name="Taula14.B2" office:value-type="string">
            <text:p text:style-name="P7">Proposat</text:p>
          </table:table-cell>
        </table:table-row>
        <table:table-row>
          <table:table-cell table:style-name="Taula14.A2" office:value-type="string">
            <text:p text:style-name="P7">Prioritat</text:p>
          </table:table-cell>
          <table:table-cell table:style-name="Taula14.B2" office:value-type="string">
            <text:p text:style-name="P7">Secundari</text:p>
          </table:table-cell>
        </table:table-row>
        <table:table-row>
          <table:table-cell table:style-name="Taula14.A2" office:value-type="string">
            <text:p text:style-name="P7">Descripció</text:p>
          </table:table-cell>
          <table:table-cell table:style-name="Taula14.B2" office:value-type="string">
            <text:p text:style-name="P7">Seria interessant crear un mòdul de notícies a la pàgina tipus Blog.</text:p>
          </table:table-cell>
        </table:table-row>
      </table:table>
      <text:h text:style-name="Heading_20_2" text:outline-level="2">Requisits no funcionals</text:h>
      <table:table table:name="Taula6" table:style-name="Taula6">
        <table:table-column table:style-name="Taula6.A"/>
        <table:table-column table:style-name="Taula6.B"/>
        <table:table-row>
          <table:table-cell table:style-name="Taula6.A1" table:number-columns-spanned="2" office:value-type="string">
            <text:p text:style-name="P16">SO i Navegador</text:p>
          </table:table-cell>
          <table:covered-table-cell/>
        </table:table-row>
        <table:table-row>
          <table:table-cell table:style-name="Taula6.A2" office:value-type="string">
            <text:p text:style-name="P7">Estat</text:p>
          </table:table-cell>
          <table:table-cell table:style-name="Taula6.B2" office:value-type="string">
            <text:p text:style-name="P7">Proposat</text:p>
          </table:table-cell>
        </table:table-row>
        <table:table-row>
          <table:table-cell table:style-name="Taula6.A2" office:value-type="string">
            <text:p text:style-name="P7">Prioritat</text:p>
          </table:table-cell>
          <table:table-cell table:style-name="Taula6.B2" office:value-type="string">
            <text:p text:style-name="P7">Crític</text:p>
          </table:table-cell>
        </table:table-row>
        <table:table-row>
          <table:table-cell table:style-name="Taula6.A2" office:value-type="string">
            <text:p text:style-name="P7">Descripció</text:p>
          </table:table-cell>
          <table:table-cell table:style-name="Taula6.B2" office:value-type="string">
            <text:p text:style-name="P7">El sistema serà multiplataforma. Es podrà accedir des de qualsevol SO amb interfície gràfica i un navegador web actual.</text:p>
          </table:table-cell>
        </table:table-row>
      </table:table>
      <text:p text:style-name="P7"/>
      <table:table table:name="Taula8" table:style-name="Taula8">
        <table:table-column table:style-name="Taula8.A"/>
        <table:table-column table:style-name="Taula8.B"/>
        <table:table-row>
          <table:table-cell table:style-name="Taula8.A1" table:number-columns-spanned="2" office:value-type="string">
            <text:p text:style-name="P16">Dispositiu mòbil</text:p>
          </table:table-cell>
          <table:covered-table-cell/>
        </table:table-row>
        <table:table-row>
          <table:table-cell table:style-name="Taula8.A2" office:value-type="string">
            <text:p text:style-name="P7">Estat</text:p>
          </table:table-cell>
          <table:table-cell table:style-name="Taula8.B2" office:value-type="string">
            <text:p text:style-name="P7">Proposat</text:p>
          </table:table-cell>
        </table:table-row>
        <table:table-row>
          <table:table-cell table:style-name="Taula8.A2" office:value-type="string">
            <text:p text:style-name="P7">Prioritat</text:p>
          </table:table-cell>
          <table:table-cell table:style-name="Taula8.B2" office:value-type="string">
            <text:p text:style-name="P7">Important</text:p>
          </table:table-cell>
        </table:table-row>
        <table:table-row>
          <table:table-cell table:style-name="Taula8.A2" office:value-type="string">
            <text:p text:style-name="P7">Descripció</text:p>
          </table:table-cell>
          <table:table-cell table:style-name="Taula8.B2" office:value-type="string">
            <text:p text:style-name="P7">Es podrà accedir al servei des de un dispositiu mòbil Android utilitzant el client fet expressament per aquest ell.</text:p>
          </table:table-cell>
        </table:table-row>
      </table:table>
      <text:p text:style-name="P7"/>
      <table:table table:name="Taula7" table:style-name="Taula7">
        <table:table-column table:style-name="Taula7.A"/>
        <table:table-column table:style-name="Taula7.B"/>
        <table:table-row>
          <table:table-cell table:style-name="Taula7.A1" table:number-columns-spanned="2" office:value-type="string">
            <text:list xml:id="list43459801" text:style-name="L5">
              <text:list-header>
                <text:p text:style-name="P18">Autenticació Oauth</text:p>
              </text:list-header>
            </text:list>
          </table:table-cell>
          <table:covered-table-cell/>
        </table:table-row>
        <table:table-row>
          <table:table-cell table:style-name="Taula7.A2" office:value-type="string">
            <text:p text:style-name="P7">Estat</text:p>
          </table:table-cell>
          <table:table-cell table:style-name="Taula7.B2" office:value-type="string">
            <text:p text:style-name="P7">Proposat</text:p>
          </table:table-cell>
        </table:table-row>
        <table:table-row>
          <table:table-cell table:style-name="Taula7.A2" office:value-type="string">
            <text:p text:style-name="P7">Prioritat</text:p>
          </table:table-cell>
          <table:table-cell table:style-name="Taula7.B2" office:value-type="string">
            <text:p text:style-name="P7">Crític</text:p>
          </table:table-cell>
        </table:table-row>
        <table:table-row>
          <table:table-cell table:style-name="Taula7.A2" office:value-type="string">
            <text:p text:style-name="P7">Descripció</text:p>
          </table:table-cell>
          <table:table-cell table:style-name="Taula7.B2" office:value-type="string">
            <text:p text:style-name="P7">El sistema d'autenticació es basarà en el protocol Oauth i no farà falta registrar-se.</text:p>
          </table:table-cell>
        </table:table-row>
      </table:table>
      <text:p text:style-name="P7"/>
      <table:table table:name="Taula10" table:style-name="Taula10">
        <table:table-column table:style-name="Taula10.A"/>
        <table:table-column table:style-name="Taula10.B"/>
        <table:table-row>
          <table:table-cell table:style-name="Taula10.A1" table:number-columns-spanned="2" office:value-type="string">
            <text:list xml:id="list43474390" text:continue-numbering="true" text:style-name="L5">
              <text:list-header>
                <text:p text:style-name="P18">Comunicació XMPP</text:p>
              </text:list-header>
            </text:list>
          </table:table-cell>
          <table:covered-table-cell/>
        </table:table-row>
        <table:table-row>
          <table:table-cell table:style-name="Taula10.A2" office:value-type="string">
            <text:p text:style-name="P7">Estat</text:p>
          </table:table-cell>
          <table:table-cell table:style-name="Taula10.B2" office:value-type="string">
            <text:p text:style-name="P7">Proposat</text:p>
          </table:table-cell>
        </table:table-row>
        <table:table-row>
          <table:table-cell table:style-name="Taula10.A2" office:value-type="string">
            <text:p text:style-name="P7">Prioritat</text:p>
          </table:table-cell>
          <table:table-cell table:style-name="Taula10.B2" office:value-type="string">
            <text:p text:style-name="P7">Crític</text:p>
          </table:table-cell>
        </table:table-row>
        <table:table-row>
          <table:table-cell table:style-name="Taula10.A2" office:value-type="string">
            <text:p text:style-name="P7">Descripció</text:p>
          </table:table-cell>
          <table:table-cell table:style-name="Taula10.B2" office:value-type="string">
            <text:p text:style-name="P7">La comunicacó entre el servidor i els clients es durà a terme utilitzant única i exclusivament el protocol de transmissió de dades XMPP.</text:p>
          </table:table-cell>
        </table:table-row>
      </table:table>
      <text:p text:style-name="P7"/>
      <table:table table:name="Taula11" table:style-name="Taula11">
        <table:table-column table:style-name="Taula11.A"/>
        <table:table-column table:style-name="Taula11.B"/>
        <table:table-row>
          <table:table-cell table:style-name="Taula11.A1" table:number-columns-spanned="2" office:value-type="string">
            <text:list xml:id="list43487218" text:continue-numbering="true" text:style-name="L5">
              <text:list-header>
                <text:p text:style-name="P18">Seguretat</text:p>
              </text:list-header>
            </text:list>
          </table:table-cell>
          <table:covered-table-cell/>
        </table:table-row>
        <table:table-row>
          <table:table-cell table:style-name="Taula11.A2" office:value-type="string">
            <text:p text:style-name="P7">Estat</text:p>
          </table:table-cell>
          <table:table-cell table:style-name="Taula11.B2" office:value-type="string">
            <text:p text:style-name="P7">Proposat</text:p>
          </table:table-cell>
        </table:table-row>
        <table:table-row>
          <table:table-cell table:style-name="Taula11.A2" office:value-type="string">
            <text:p text:style-name="P7">Prioritat</text:p>
          </table:table-cell>
          <table:table-cell table:style-name="Taula11.B2" office:value-type="string">
            <text:p text:style-name="P7">Important</text:p>
          </table:table-cell>
        </table:table-row>
        <table:table-row>
          <table:table-cell table:style-name="Taula11.A2" office:value-type="string">
            <text:p text:style-name="P7">Descripció</text:p>
          </table:table-cell>
          <table:table-cell table:style-name="Taula11.B2" office:value-type="string">
            <text:p text:style-name="P7">El sistema haurà de ser capaç de reaccionar correctament davant de situacions desfavorables durant la seva utilització.</text:p>
          </table:table-cell>
        </table:table-row>
      </table:table>
      <text:p text:style-name="P7"/>
      <table:table table:name="Taula4" table:style-name="Taula4">
        <table:table-column table:style-name="Taula4.A"/>
        <table:table-column table:style-name="Taula4.B"/>
        <table:table-row>
          <table:table-cell table:style-name="Taula4.A1" table:number-columns-spanned="2" office:value-type="string">
            <text:p text:style-name="P15">Fiabilitat</text:p>
          </table:table-cell>
          <table:covered-table-cell/>
        </table:table-row>
        <table:table-row>
          <table:table-cell table:style-name="Taula4.A2" office:value-type="string">
            <text:p text:style-name="P7">Estat</text:p>
          </table:table-cell>
          <table:table-cell table:style-name="Taula4.B2" office:value-type="string">
            <text:p text:style-name="P7">Proposat</text:p>
          </table:table-cell>
        </table:table-row>
        <table:table-row>
          <table:table-cell table:style-name="Taula4.A2" office:value-type="string">
            <text:p text:style-name="P7">Prioritat</text:p>
          </table:table-cell>
          <table:table-cell table:style-name="Taula4.B2" office:value-type="string">
            <text:p text:style-name="P7">Important</text:p>
          </table:table-cell>
        </table:table-row>
        <table:table-row>
          <table:table-cell table:style-name="Taula4.A2" office:value-type="string">
            <text:p text:style-name="P7">Descripció</text:p>
          </table:table-cell>
          <table:table-cell table:style-name="Taula4.B2" office:value-type="string">
            <text:p text:style-name="P7">El sistema haurà de ser fiable i afrontar situacions que podrien malmetre el seu funcionament.</text:p>
          </table:table-cell>
        </table:table-row>
      </table:table>
      <text:p text:style-name="P9"/>
      <text:p text:style-name="P12"/>
      <text:p text:style-name="Header">Anàlisi de requisits</text:p>
      <text:p text:style-name="P13"/>
      <text:p text:style-name="P19">Funcionals</text:p>
      <text:list xml:id="list43488947" text:continue-list="list43487243" text:style-name="L1">
        <text:list-item>
          <text:p text:style-name="P21">Gestió d'autenticació: <text:span text:style-name="T1">Els usuaris s'hauran d'autenticar, ja sigui des del client web o pel client android. No farà falta que es registrin, utilitzant un protocol especial podran utilitzar els seus correus electrònics per donar-se d'alta i xatejar immediatament després d'escollir el seu pseudònim i una sala.</text:span></text:p>
        </text:list-item>
        <text:list-item>
          <text:p text:style-name="P21">Gestió de comunicació del servidor central:<text:span text:style-name="T1"> El nucli de l'aplicació serà el servidor. Proporcionarà un servei per gestionar i comunicar els clients i un seguit de funcions addicionals, per això es tindrà que donar suport multi-fil. No requerirà d'interfície gràfica:</text:span></text:p>
          <text:list>
            <text:list-item>
              <text:p text:style-name="P25">Monitorització<text:span text:style-name="T1">: Donarà i guardarà informació en temps real: </text:span></text:p>
              <text:list>
                <text:list-item>
                  <text:p text:style-name="P27"><text:span text:style-name="T2">General: </text:span><text:span text:style-name="T3">Dels usuaris que hi ha a cada sala, llistes i recomptes.</text:span></text:p>
                </text:list-item>
                <text:list-item>
                  <text:p text:style-name="P28">D'esdeveniments<text:span text:style-name="T1">: Implementarà persistència en un fitxer de log, on es guardaran els diferents esdeveniments. Per exemple: </text:span></text:p>
                  <text:p text:style-name="P29"><text:s text:c="7"/>20/11/2011-15:20:03: Client XXX.XXX.XXX.XXX connectat.</text:p>
                </text:list-item>
              </text:list>
            </text:list-item>
            <text:list-item>
              <text:p text:style-name="P26"><text:span text:style-name="T2">Administració: </text:span><text:span text:style-name="T3"><text:s/>El servidor serà l'encarregat d'actuar sobre les bases de dades de forma immediata i executar accions de control, això implicarà que un administrador serà l'encarregat d'enviar-li instruccions des del mòdul administratiu del client web. La administració es dividirà en dos parts:</text:span></text:p>
              <text:list>
                <text:list-item>
                  <text:p text:style-name="P28">D'usuaris: <text:span text:style-name="T1">L'administrador podrà actuar sobre els usuaris moderant-los, ja sigui privant-los de xatejar, expulsant-los del xat, o fins i tot bloquejar-los indefinidament per IP o compte. És important perquè es necessita una forma activa de controlar l'spam i els conflictes.</text:span></text:p>
                </text:list-item>
                <text:list-item>
                  <text:p text:style-name="P28">De sales: <text:span text:style-name="T1">L'administrador podrà gestionar els paràmetres de les sales, modificar-les, esborrar-les, o crear-ne de noves.</text:span></text:p>
                </text:list-item>
              </text:list>
            </text:list-item>
          </text:list>
        </text:list-item>
        <text:list-item>
          <text:p text:style-name="P21">Gestió de clients:<text:span text:style-name="T1"> Les aplicacions clients seran qui actuarà sobre el servidor. Disposaran d'una interfície gràfica i seran el pont a través del qual els usuaris podran comunicar-se entre ells. El funcionament general hauria de ser semblant a:</text:span></text:p>
        </text:list-item>
      </text:list>
      <text:list xml:id="list43468867" text:style-name="L6">
        <text:list-item>
          <text:p text:style-name="P30">Autenticació</text:p>
        </text:list-item>
        <text:list-item>
          <text:p text:style-name="P30">Decisió del pseudònim</text:p>
        </text:list-item>
        <text:list-item>
          <text:p text:style-name="P30">Decisió de la sala</text:p>
        </text:list-item>
        <text:list-item>
          <text:p text:style-name="P30">Inici de la comunicació</text:p>
        </text:list-item>
      </text:list>
      <text:list xml:id="list43484303" text:style-name="L7">
        <text:list-header>
          <text:p text:style-name="P23">Hi haurà dos tipus de client:</text:p>
        </text:list-header>
      </text:list>
      <text:list xml:id="list43490545" text:continue-list="list43488947" text:style-name="L1">
        <text:list-item>
          <text:list>
            <text:list-item>
              <text:p text:style-name="P25">Client Web:<text:span text:style-name="T1"> El client web serà una aplicació basada en navegador. Serà el client important i a més integrarà un mòdul especial per a moderadors i administradors.</text:span></text:p>
              <text:list>
                <text:list-item>
                  <text:p text:style-name="P28">Administració: <text:span text:style-name="T1">Panell des del que els administradors es comunicaran amb el servidor per a que aquest actuï sobre els clients. Disposarà d'un seguit d'opcions per controlar els clients: bloquejar compte, expulsar d'una sala, silenciar...</text:span></text:p>
                </text:list-item>
              </text:list>
            </text:list-item>
            <text:list-item>
              <text:p text:style-name="P25"><text:soft-page-break/>Client Mòbil: <text:span text:style-name="T1">Serà un client especial adaptat per a telèfon mòbil. No disposarà de panell d'administració</text:span></text:p>
            </text:list-item>
          </text:list>
        </text:list-item>
        <text:list-item>
          <text:p text:style-name="P24"><text:span text:style-name="T2">Gestió del Portal Web:</text:span><text:span text:style-name="T3"> Es necessita un portal web on els usuaris puguin trobar informació i documentació sobre com utilitzar l'aplicació. Es farà juntament amb el client web i serà part del domini de l'aplicació.</text:span></text:p>
          <text:list>
            <text:list-item>
              <text:p text:style-name="P25">Administració: <text:span text:style-name="T1">Seria bo que hi hagués alguna forma de incorporar informació dinàmica en aquesta pàgina, per poder avisar d'actualitzacions o notícies.</text:span></text:p>
            </text:list-item>
          </text:list>
        </text:list-item>
      </text:list>
      <text:p text:style-name="P20">No funcionals</text:p>
      <text:list xml:id="list43492783" text:continue-list="list43487218" text:style-name="L5">
        <text:list-item>
          <text:p text:style-name="P22">SO i Navegador: <text:span text:style-name="T1">La necessitat d'arribar a quant més mercat millor implica que necessitarem crear una aplicació multi plataforma. No serà un inconvenient ja que els usuaris disposaran d'un client que funcionarà <text:s/>a través del navegador web.</text:span></text:p>
        </text:list-item>
        <text:list-item>
          <text:p text:style-name="P22">Dispositiu mòbil: <text:span text:style-name="T1">Utilitzar el client web des d'un navegador podria ser difícil en un dispositiu petit, per això i veient que el sistema Android està a l'alça, es crearà un client específic per aquesta plataforma. </text:span></text:p>
        </text:list-item>
        <text:list-item>
          <text:p text:style-name="P22">Autenticació Oauth: <text:span text:style-name="T1">La política per millorar l'experiència de l'usuari ens porta a l'objectiu de facilitar la utilització de l'aplicació, per això farem ús del protocol Oauth, evitarem el típic i avorrit formulari de registre i guanyarem en seguretat. </text:span></text:p>
        </text:list-item>
        <text:list-item>
          <text:p text:style-name="P22">Comunicació XMPP: <text:span text:style-name="T1">La comunicació entre clients i servidor es farà utilitzant únicament el protocol XMPP. Un protocol utilitzar pels millors clients de missatgeria instantània, ja sigui per navegador o per aplicacions d'escriptori. Nosaltres darem un pas endavant intentant crear les sales per comunicar a més de dues persones a la vegada, a més de les típiques converses privades.</text:span></text:p>
        </text:list-item>
        <text:list-item>
          <text:p text:style-name="P22">Seguretat:<text:span text:style-name="T1"> Quan la seguretat activa (els administradors i moderadors) no sigui present, el propi sistema ha de ser capaç d'actuar passivament evitant aquest tipus de situacions, o actuant en conseqüència encara que es detectin incoherències en les respostes dels clients. Per exemple limitant el número de connexions que pot tenir un mateix client amb el servidor o analitzant les respostes dels clients per evitar l'spam, les desconnexions per “timeout” o inactivitat... Per una part tindríem els filtres del propi client i per altra els filtres del servidor.</text:span></text:p>
        </text:list-item>
        <text:list-item>
          <text:p text:style-name="P22">Fiabilitat: <text:span text:style-name="T1">El sistema ha de ser estable per sobre totes les coses. Si el servidor deixa de funcionar l'aplicació no té raó de ser, <text:s/>per això es tractaran totes les excepcions i problemes que es puguin presentar, tant per la coherència del propi codi del nucli, com per l'actitud dels usuaris en la utilització dels clients.</text:span></text:p>
        </text:list-item>
      </text:list>
      <text:p text:style-name="P19"/>
      <text:p text:style-name="P14"/>
      <text:h text:style-name="P31" text:outline-level="2">Control de canvis</text:h>
      <table:table table:name="Taula5" table:style-name="Taula5">
        <table:table-column table:style-name="Taula5.A"/>
        <table:table-column table:style-name="Taula5.B"/>
        <table:table-column table:style-name="Taula5.C"/>
        <table:table-row>
          <table:table-cell table:style-name="Taula5.A1" office:value-type="string">
            <text:p text:style-name="P3">Data</text:p>
          </table:table-cell>
          <table:table-cell table:style-name="Taula5.A1" office:value-type="string">
            <text:p text:style-name="P3">Modificat per:</text:p>
          </table:table-cell>
          <table:table-cell table:style-name="Taula5.C1" office:value-type="string">
            <text:p text:style-name="P3">Modificacions</text:p>
          </table:table-cell>
        </table:table-row>
        <table:table-row>
          <table:table-cell table:style-name="Taula5.A2" office:value-type="date" office:date-value="2011-09-25">
            <text:p text:style-name="P6">25/09/11</text:p>
          </table:table-cell>
          <table:table-cell table:style-name="Taula5.B2" office:value-type="string">
            <text:p text:style-name="P6">Héctor Costa</text:p>
          </table:table-cell>
          <table:table-cell table:style-name="Taula5.C2" office:value-type="string">
            <text:p text:style-name="P4">Modificació inicial.</text:p>
          </table:table-cell>
        </table:table-row>
        <table:table-row>
          <table:table-cell table:style-name="Taula5.B2" office:value-type="string">
            <text:p text:style-name="P4"/>
          </table:table-cell>
          <table:table-cell table:style-name="Taula5.B2" office:value-type="string">
            <text:p text:style-name="P5"/>
          </table:table-cell>
          <table:table-cell table:style-name="Taula5.C2" office:value-type="string">
            <text:p text:style-name="P4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fo:line-height="150%" fo:text-align="justify" style:justify-single-word="false" style:page-number="auto" fo:background-color="transparent" style:shadow="none">
        <style:tab-stops/>
        <style:background-image/>
      </style:paragraph-properties>
      <style:text-properties style:font-name="Arial1" fo:font-size="10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176cm" fo:margin-bottom="0.176cm"/>
      <style:text-properties fo:color="#000000" style:font-name="Arial" fo:font-size="8.5pt" style:font-size-asian="8.5pt"/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#c0c0c0">
        <style:tab-stops>
          <style:tab-stop style:position="7.5cm" style:type="center"/>
          <style:tab-stop style:position="15cm" style:type="right"/>
        </style:tab-stops>
        <style:background-image/>
      </style:paragraph-properties>
      <style:text-properties style:font-name="Arial1" fo:font-size="13pt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rojecte Xinxat - <text:s/>Requisit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25T20:10:52.41</meta:creation-date>
    <dc:date>2011-09-25T23:35:28.35</dc:date>
    <meta:editing-duration>PT00H46M22S</meta:editing-duration>
    <meta:editing-cycles>14</meta:editing-cycles>
    <meta:generator>OpenOffice.org/3.2$Win32 OpenOffice.org_project/320m18$Build-9502</meta:generator>
    <dc:creator>Hector Costa Guzman</dc:creator>
    <meta:document-statistic meta:table-count="16" meta:image-count="0" meta:object-count="0" meta:page-count="5" meta:paragraph-count="145" meta:word-count="1159" meta:character-count="7482"/>
  </office:meta>
</office:document-meta>
</file>